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3cm"/>
    </style:style>
    <style:style style:name="co2" style:family="table-column">
      <style:table-column-properties fo:break-before="auto" style:column-width="6.592cm"/>
    </style:style>
    <style:style style:name="co3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609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3.902cm"/>
    </style:style>
    <style:style style:name="co9" style:family="table-column">
      <style:table-column-properties fo:break-before="auto" style:column-width="4.062cm"/>
    </style:style>
    <style:style style:name="co10" style:family="table-column">
      <style:table-column-properties fo:break-before="auto" style:column-width="4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4c7d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Variables de decisión</text:p>
          </table:table-cell>
          <table:table-cell table:style-name="ce1"/>
          <table:table-cell table:style-name="ce1" office:value-type="string" calcext:value-type="string">
            <text:p>AV1</text:p>
          </table:table-cell>
          <table:table-cell table:style-name="ce1"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table:style-name="ce1" office:value-type="string" calcext:value-type="string">
            <text:p>AV4</text:p>
          </table:table-cell>
          <table:table-cell table:style-name="ce1" office:value-type="string" calcext:value-type="string">
            <text:p>AV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llete Estándar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llete Leisure+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llete Bussiness+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oste de Billetes</text:p>
          </table:table-cell>
          <table:table-cell table:style-name="ce1" office:value-type="string" calcext:value-type="string">
            <text:p>Avión</text:p>
          </table:table-cell>
          <table:table-cell table:style-name="ce1" office:value-type="string" calcext:value-type="string">
            <text:p>AV1</text:p>
          </table:table-cell>
          <table:table-cell table:style-name="ce1" office:value-type="string" calcext:value-type="string">
            <text:p>AV2</text:p>
          </table:table-cell>
          <table:table-cell office:value-type="string" calcext:value-type="string">
            <text:p>AV3</text:p>
          </table:table-cell>
          <table:table-cell table:style-name="ce1" office:value-type="string" calcext:value-type="string">
            <text:p>AV4</text:p>
          </table:table-cell>
          <table:table-cell table:style-name="ce1" office:value-type="string" calcext:value-type="string">
            <text:p>AV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llete Estándar</text:p>
          </table:table-cell>
          <table:table-cell table:number-columns-repeated="5" table:style-name="ce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llete Leisure+</text:p>
          </table:table-cell>
          <table:table-cell table:number-columns-repeated="5" table:style-name="ce2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Billete Bussiness+</text:p>
          </table:table-cell>
          <table:table-cell table:number-columns-repeated="5" table:style-name="ce2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unción objetivo (€)</text:p>
          </table:table-cell>
          <table:table-cell table:style-name="ce1"/>
          <table:table-cell table:style-name="ce3" table:formula="of:=SUMPRODUCT([.D4:.H6];[.D9:.H11])" office:value-type="float" office:value="26190" calcext:value-type="float" table:number-columns-spanned="5" table:number-rows-spanned="1">
            <text:p>26190</text:p>
          </table:table-cell>
          <table:covered-table-cell/>
          <table:covered-table-cell table:style-name="Default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pacidad</text:p>
          </table:table-cell>
          <table:table-cell table:style-name="ce1" office:value-type="string" calcext:value-type="string">
            <text:p>Equipaje permitido (kg)</text:p>
          </table:table-cell>
          <table:table-cell table:number-columns-repeated="2"/>
          <table:table-cell table:style-name="ce4" office:value-type="string" calcext:value-type="string">
            <text:p>N.º asientos y capacidad máxima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 (kg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llete Estánd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llete Leisure+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V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Billete Bussiness+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V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V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ínimo de billetes Leisure+ por AVi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ínimo de billetes Bussiness+ por AVi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orcentaje billetes Estandar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estricciones</text:p>
          </table:table-cell>
          <table:table-cell table:style-name="ce4" office:value-type="string" calcext:value-type="string">
            <text:p>LHS</text:p>
          </table:table-cell>
          <table:table-cell table:style-name="ce4" office:value-type="string" calcext:value-type="string">
            <text:p>CSTR</text:p>
          </table:table-cell>
          <table:table-cell table:style-name="ce4" office:value-type="string" calcext:value-type="string">
            <text:p>RHS</text:p>
          </table:table-cell>
          <table:table-cell table:style-name="ce4" office:value-type="string" calcext:value-type="string">
            <text:p>Detall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4:.D6])" office:value-type="float" office:value="90" calcext:value-type="float">
            <text:p>9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G16]" office:value-type="float" office:value="90" calcext:value-type="float">
            <text:p>90</text:p>
          </table:table-cell>
          <table:table-cell office:value-type="string" calcext:value-type="string">
            <text:p>Asientos máximos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D4:.D6];[.C16:.C18])" office:value-type="float" office:value="1698" calcext:value-type="float">
            <text:p>1698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H16]" office:value-type="float" office:value="1700" calcext:value-type="float">
            <text:p>1700</text:p>
          </table:table-cell>
          <table:table-cell office:value-type="string" calcext:value-type="string">
            <text:p>Capacidad máxima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E4:.E6])" office:value-type="float" office:value="120" calcext:value-type="float">
            <text:p>12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G17]" office:value-type="float" office:value="120" calcext:value-type="float">
            <text:p>120</text:p>
          </table:table-cell>
          <table:table-cell office:value-type="string" calcext:value-type="string">
            <text:p>Asientos máximos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E4:.E6];[.C16:.C18])" office:value-type="float" office:value="2700" calcext:value-type="float">
            <text:p>270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H17]" office:value-type="float" office:value="2700" calcext:value-type="float">
            <text:p>2700</text:p>
          </table:table-cell>
          <table:table-cell office:value-type="string" calcext:value-type="string">
            <text:p>Capacidad máxima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F4:.F6])" office:value-type="float" office:value="200" calcext:value-type="float">
            <text:p>20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G18]" office:value-type="float" office:value="200" calcext:value-type="float">
            <text:p>200</text:p>
          </table:table-cell>
          <table:table-cell office:value-type="string" calcext:value-type="string">
            <text:p>Asientos máximos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F4:.F6];[.C16:.C18])" office:value-type="float" office:value="1300" calcext:value-type="float">
            <text:p>130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H18]" office:value-type="float" office:value="1300" calcext:value-type="float">
            <text:p>1300</text:p>
          </table:table-cell>
          <table:table-cell office:value-type="string" calcext:value-type="string">
            <text:p>Capacidad máxima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G4:.G6])" office:value-type="float" office:value="150" calcext:value-type="float">
            <text:p>15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G19]" office:value-type="float" office:value="150" calcext:value-type="float">
            <text:p>150</text:p>
          </table:table-cell>
          <table:table-cell office:value-type="string" calcext:value-type="string">
            <text:p>Asientos máximos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G4:.G6];[.C16:.C18])" office:value-type="float" office:value="1699" calcext:value-type="float">
            <text:p>1699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H19]" office:value-type="float" office:value="1700" calcext:value-type="float">
            <text:p>1700</text:p>
          </table:table-cell>
          <table:table-cell office:value-type="string" calcext:value-type="string">
            <text:p>Capacidad máxima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H4:.H6])" office:value-type="float" office:value="190" calcext:value-type="float">
            <text:p>190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G20]" office:value-type="float" office:value="190" calcext:value-type="float">
            <text:p>190</text:p>
          </table:table-cell>
          <table:table-cell office:value-type="string" calcext:value-type="string">
            <text:p>Asientos máximos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H4:.H6];[.C16:.C18])" office:value-type="float" office:value="1993" calcext:value-type="float">
            <text:p>1993</text:p>
          </table:table-cell>
          <table:table-cell table:style-name="ce9" office:value-type="string" calcext:value-type="string">
            <text:p>&lt;=</text:p>
          </table:table-cell>
          <table:table-cell table:style-name="ce2" table:formula="of:=[.H20]" office:value-type="float" office:value="2000" calcext:value-type="float">
            <text:p>2000</text:p>
          </table:table-cell>
          <table:table-cell office:value-type="string" calcext:value-type="string">
            <text:p>Capacidad máxima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5]" office:value-type="float" office:value="21" calcext:value-type="float">
            <text:p>21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5]" office:value-type="float" office:value="27" calcext:value-type="float">
            <text:p>27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5]" office:value-type="float" office:value="23" calcext:value-type="float">
            <text:p>23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G5]" office:value-type="float" office:value="61" calcext:value-type="float">
            <text:p>61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H5]" office:value-type="float" office:value="21" calcext:value-type="float">
            <text:p>21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3]" office:value-type="float" office:value="20" calcext:value-type="float">
            <text:p>20</text:p>
          </table:table-cell>
          <table:table-cell office:value-type="string" calcext:value-type="string">
            <text:p>Mínimo Billetes Leisure+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D6]" office:value-type="float" office:value="31" calcext:value-type="float">
            <text:p>31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E6]" office:value-type="float" office:value="53" calcext:value-type="float">
            <text:p>53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6]" office:value-type="float" office:value="17" calcext:value-type="float">
            <text:p>17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G6]" office:value-type="float" office:value="10" calcext:value-type="float">
            <text:p>10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H6]" office:value-type="float" office:value="36" calcext:value-type="float">
            <text:p>36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[.C24]" office:value-type="float" office:value="10" calcext:value-type="float">
            <text:p>10</text:p>
          </table:table-cell>
          <table:table-cell office:value-type="string" calcext:value-type="string">
            <text:p>Mínimo Billetes Bussiness+ AV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D4:.H4])" office:value-type="float" office:value="450" calcext:value-type="float">
            <text:p>450</text:p>
          </table:table-cell>
          <table:table-cell table:style-name="ce9" office:value-type="string" calcext:value-type="string">
            <text:p>&gt;=</text:p>
          </table:table-cell>
          <table:table-cell table:style-name="ce2" table:formula="of:=PRODUCT([.C25];SUM([.D4:.H6]))" office:value-type="float" office:value="450" calcext:value-type="float">
            <text:p>450</text:p>
          </table:table-cell>
          <table:table-cell office:value-type="string" calcext:value-type="string">
            <text:p>Porcentaje mínimo de Billetes Estánda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x1,x2,…,x15</text:p>
          </table:table-cell>
          <table:table-cell table:style-name="ce10" office:value-type="string" calcext:value-type="string">
            <text:p>&gt;=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Variables no negativas</text:p>
          </table:table-cell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eyenda</text:p>
          </table:table-cell>
          <table:table-cell office:value-type="string" calcext:value-type="string">
            <text:p>Datos</text:p>
          </table:table-cell>
          <table:table-cell table:style-name="ce3" office:value-type="string" calcext:value-type="string">
            <text:p>Resultados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Javier Rosales Lozano</text:p>
          </table:table-cell>
          <table:table-cell table:style-name="ce6" office:value-type="float" office:value="100495802" calcext:value-type="float">
            <text:p>100495802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lonso Ríos Guerra</text:p>
          </table:table-cell>
          <table:table-cell table:style-name="ce6" office:value-type="float" office:value="100495821" calcext:value-type="float">
            <text:p>100495821</text:p>
          </table:table-cell>
          <table:table-cell table:number-columns-repeated="2"/>
          <table:table-cell table:style-name="Default"/>
          <table:table-cell table:number-columns-repeated="5"/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D$4:.$H$6" table:range-usable-as="hidden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1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C$28:.$C$37" table:range-usable-as="hidden"/>
          <table:named-range table:name="solver_lhs2" table:base-cell-address="$Hoja1.$A$1" table:cell-range-address=".$C$38:.$C$48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2" loext:hidden="true"/>
          <table:named-range table:name="solver_opt" table:base-cell-address="$Hoja1.$A$1" table:cell-range-address=".$D$12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1" loext:hidden="true"/>
          <table:named-expression table:name="solver_rel2" table:base-cell-address="$Hoja1.$A$1" table:expression="3" loext:hidden="true"/>
          <table:named-range table:name="solver_rhs1" table:base-cell-address="$Hoja1.$A$1" table:cell-range-address=".$E$28:.$E$37" table:range-usable-as="hidden"/>
          <table:named-range table:name="solver_rhs2" table:base-cell-address="$Hoja1.$A$1" table:cell-range-address=".$E$38:.$E$48" table:range-usable-as="hidden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7:31:36.81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7:31:37.428000000</meta:creation-date>
    <meta:editing-duration>PT27M54S</meta:editing-duration>
    <meta:editing-cycles>10</meta:editing-cycles>
    <meta:generator>LibreOffice/24.8.1.2$Windows_X86_64 LibreOffice_project/87fa9aec1a63e70835390b81c40bb8993f1d4ff6</meta:generator>
    <dc:date>2024-10-04T18:25:13.611000000</dc:date>
    <meta:document-statistic meta:table-count="1" meta:cell-count="183" meta:object-count="0"/>
  </office:meta>
</office:document-meta>
</file>